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Times New Roman" svg:font-family="'Times New Roman'"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may-break-between-rows="false"/>
    </style:style>
    <style:style style:name="Table7.A" style:family="table-column">
      <style:table-column-properties style:column-width="1.5in" style:rel-column-width="14191*"/>
    </style:style>
    <style:style style:name="Table7.B" style:family="table-column">
      <style:table-column-properties style:column-width="5.4271in" style:rel-column-width="51344*"/>
    </style:style>
    <style:style style:name="Table7.A1" style:family="table-cell">
      <style:table-cell-properties fo:padding="0.0382in" fo:border="0.0007in solid #000000"/>
    </style:style>
    <style:style style:name="Table7.2" style:family="table-row">
      <style:table-row-properties style:min-row-height="0.3056in"/>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may-break-between-rows="false"/>
    </style:style>
    <style:style style:name="Table19.A" style:family="table-column">
      <style:table-column-properties style:column-width="1.5in" style:rel-column-width="14191*"/>
    </style:style>
    <style:style style:name="Table19.B" style:family="table-column">
      <style:table-column-properties style:column-width="5.4271in" style:rel-column-width="51344*"/>
    </style:style>
    <style:style style:name="Table19.A1" style:family="table-cell">
      <style:table-cell-properties fo:padding="0.0382in" fo:border="0.0007in solid #000000"/>
    </style:style>
    <style:style style:name="Table19.2" style:family="table-row">
      <style:table-row-properties style:min-row-height="0.3056in"/>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may-break-between-rows="false"/>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A1" style:family="table-cell">
      <style:table-cell-properties fo:padding="0.0382in" fo:border="0.0007in solid #000000"/>
    </style:style>
    <style:style style:name="Table20.2" style:family="table-row">
      <style:table-row-properties style:min-row-height="0.3056in"/>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may-break-between-rows="false"/>
    </style:style>
    <style:style style:name="Table21.A" style:family="table-column">
      <style:table-column-properties style:column-width="1.5in" style:rel-column-width="14191*"/>
    </style:style>
    <style:style style:name="Table21.B" style:family="table-column">
      <style:table-column-properties style:column-width="5.4271in" style:rel-column-width="51344*"/>
    </style:style>
    <style:style style:name="Table21.A1" style:family="table-cell">
      <style:table-cell-properties fo:padding="0.0382in" fo:border="0.0007in solid #000000"/>
    </style:style>
    <style:style style:name="Table21.2" style:family="table-row">
      <style:table-row-properties style:min-row-height="0.3056in"/>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font-size-asian="12pt" style:font-size-complex="12pt"/>
    </style:style>
    <style:style style:name="P9" style:family="paragraph" style:parent-style-name="Standard">
      <style:paragraph-properties fo:keep-together="always"/>
      <style:text-properties style:font-name="Century Schoolbook1" fo:font-size="12pt" style:font-size-asian="12pt" style:font-size-complex="12pt"/>
    </style:style>
    <style:style style:name="P10" style:family="paragraph" style:parent-style-name="Standard">
      <style:text-properties style:font-name="Century Schoolbook1" fo:font-size="12pt" style:font-name-asian="Arial" style:font-size-asian="12pt" style:font-name-complex="Arial" style:font-size-complex="12pt"/>
    </style:style>
    <style:style style:name="P11"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2" style:family="paragraph" style:parent-style-name="Standard">
      <style:text-properties style:font-name="Century Schoolbook1" fo:font-size="10pt" style:font-size-asian="10pt" style:font-size-complex="10pt"/>
    </style:style>
    <style:style style:name="P13" style:family="paragraph" style:parent-style-name="Standard">
      <style:paragraph-properties fo:keep-together="always"/>
      <style:text-properties style:font-name="Century Schoolbook1"/>
    </style:style>
    <style:style style:name="P14" style:family="paragraph" style:parent-style-name="Table">
      <style:paragraph-properties fo:text-align="center" style:justify-single-word="false"/>
    </style:style>
    <style:style style:name="P15"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16"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17" style:family="paragraph" style:parent-style-name="Text_20_body">
      <style:paragraph-properties fo:break-before="page" style:shadow="none"/>
    </style:style>
    <style:style style:name="P18" style:family="paragraph" style:parent-style-name="Table_20_index_20_heading">
      <style:paragraph-properties fo:break-before="page"/>
    </style:style>
    <style:style style:name="P19" style:family="paragraph" style:parent-style-name="Text_20_body">
      <style:paragraph-properties fo:margin-left="0in" fo:margin-right="0in" fo:text-indent="0.5in" style:auto-text-indent="false" style:shadow="none"/>
    </style:style>
    <style:style style:name="P20" style:family="paragraph" style:parent-style-name="Table_20_index_20_1">
      <style:paragraph-properties>
        <style:tab-stops>
          <style:tab-stop style:position="6.9252in" style:type="right" style:leader-style="dotted" style:leader-text="."/>
        </style:tab-stops>
      </style:paragraph-properties>
    </style:style>
    <style:style style:name="P21" style:family="paragraph" style:parent-style-name="Requirement">
      <style:text-properties fo:font-weight="bold"/>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Req_5f_Specifics" style:list-style-name="L3"/>
    <style:style style:name="P28" style:family="paragraph" style:parent-style-name="Req_5f_Specifics" style:list-style-name="L4"/>
    <style:style style:name="P29" style:family="paragraph" style:parent-style-name="Req_5f_Specifics" style:list-style-name="L5">
      <style:text-properties fo:font-size="12pt"/>
    </style:style>
    <style:style style:name="P30" style:family="paragraph" style:parent-style-name="Req_5f_Specifics" style:list-style-name="L7">
      <style:text-properties fo:font-size="12pt"/>
    </style:style>
    <style:style style:name="P31" style:family="paragraph" style:parent-style-name="Req_5f_Specifics" style:list-style-name="L3">
      <style:text-properties style:font-name="Century Schoolbook1"/>
    </style:style>
    <style:style style:name="P32" style:family="paragraph" style:parent-style-name="Req_5f_Specifics" style:list-style-name="L6"/>
    <style:style style:name="P33" style:family="paragraph" style:parent-style-name="Illustration_20_Index_20_1">
      <style:paragraph-properties>
        <style:tab-stops>
          <style:tab-stop style:position="6.9252in"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text-properties style:font-name="Century Schoolbook1"/>
    </style:style>
    <style:style style:name="P36" style:family="paragraph" style:parent-style-name="Standard" style:list-style-name="L1">
      <style:text-properties style:font-name="Century Schoolbook1" fo:font-size="10pt" style:font-size-asian="10pt" style:font-size-complex="10pt"/>
    </style:style>
    <style:style style:name="P37" style:family="paragraph" style:parent-style-name="Standard">
      <style:text-properties style:font-name="Century Schoolbook1" fo:font-size="12pt"/>
    </style:style>
    <style:style style:name="P38" style:family="paragraph" style:parent-style-name="Standard">
      <style:paragraph-properties fo:keep-together="always"/>
      <style:text-properties style:font-name="Century Schoolbook1" fo:font-size="12pt"/>
    </style:style>
    <style:style style:name="P39" style:family="paragraph" style:parent-style-name="Standard">
      <style:text-properties style:font-name="Century Schoolbook1" fo:font-size="12pt" style:font-size-asian="12pt" style:font-size-complex="12pt"/>
    </style:style>
    <style:style style:name="P40" style:family="paragraph" style:parent-style-name="Standard">
      <style:text-properties style:font-name="Century Schoolbook1" fo:font-size="12pt" style:font-name-asian="Arial" style:font-size-asian="12pt" style:font-name-complex="Arial" style:font-size-complex="12pt"/>
    </style:style>
    <style:style style:name="P41"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42"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34"/>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3"><text:s/>1 Scope<text:tab/>5</text:p>
          <text:p text:style-name="P25"><text:s/>1.1 Identification<text:tab/>5</text:p>
          <text:p text:style-name="P25"><text:s/>1.2 System Overview<text:tab/>5</text:p>
          <text:p text:style-name="P25"><text:s/>1.3 Document Overview<text:tab/>5</text:p>
          <text:p text:style-name="P23"><text:s/>2 References<text:tab/>8</text:p>
          <text:p text:style-name="P25"><text:s/>2.1 General References<text:tab/>8</text:p>
          <text:p text:style-name="P25"><text:s/>2.2 Specific References<text:tab/>8</text:p>
          <text:p text:style-name="P25"><text:s/>2.3 Acronyms and Abbreviations<text:tab/>8</text:p>
          <text:p text:style-name="P23"><text:s/>3 Requirements<text:tab/>9</text:p>
          <text:p text:style-name="P25"><text:s/>3.1 Required states and modes<text:tab/>9</text:p>
          <text:p text:style-name="P22"><text:s/>3.1.1 System States<text:tab/>9</text:p>
          <text:p text:style-name="P22"><text:s/>3.1.2 System Modes<text:tab/>10</text:p>
          <text:p text:style-name="P25"><text:s/>3.2 System external interface requirements<text:tab/>12</text:p>
          <text:p text:style-name="P22"><text:s/>3.2.1 (Project-unique identifier or interface)<text:tab/>12</text:p>
          <text:p text:style-name="P25"><text:s/>3.3 System capability requirements<text:tab/>15</text:p>
          <text:p text:style-name="P22"><text:s/>3.3.1 System capability<text:tab/>15</text:p>
          <text:p text:style-name="P25"><text:s/>3.4 System internal interface requirements<text:tab/>15</text:p>
          <text:p text:style-name="P25"><text:s/>3.5 System internal data requirements<text:tab/>15</text:p>
          <text:p text:style-name="P25"><text:s/>3.6 Adaptation requirements<text:tab/>16</text:p>
          <text:p text:style-name="P25"><text:s/>3.7 Safety requirements<text:tab/>16</text:p>
          <text:p text:style-name="P22"><text:s/>3.7.1 UL<text:tab/>16</text:p>
          <text:p text:style-name="P25"><text:s/>3.8 Security and privacy requirements<text:tab/>16</text:p>
          <text:p text:style-name="P25"><text:s/>3.9 System environment requirements<text:tab/>17</text:p>
          <text:p text:style-name="P25"><text:s/>3.10 Computer resource requirements<text:tab/>17</text:p>
          <text:p text:style-name="P22"><text:s/>3.10.1 Computer hardware requirements<text:tab/>17</text:p>
          <text:p text:style-name="P22"><text:s/>3.10.2 Computer hardware resource utilization<text:tab/>17</text:p>
          <text:p text:style-name="P22"><text:s/>3.10.3 Computer software requirements<text:tab/>17</text:p>
          <text:p text:style-name="P22"><text:s/>3.10.4 Computer communications requirements<text:tab/>17</text:p>
          <text:p text:style-name="P25"><text:s/>3.11 System quality factors<text:tab/>17</text:p>
          <text:p text:style-name="P25"><text:s/>3.12 Design and Construction constraints<text:tab/>17</text:p>
          <text:p text:style-name="P25"><text:s/>3.13 Personnel-related requirements<text:tab/>17</text:p>
          <text:p text:style-name="P25"><text:s/>3.14 Training-related requirements<text:tab/>17</text:p>
          <text:p text:style-name="P25"><text:s/>3.15 Logistics-related requirements<text:tab/>17</text:p>
          <text:p text:style-name="P25"><text:s/>3.16 Other requirements<text:tab/>18</text:p>
          <text:p text:style-name="P25"><text:s/>3.17 Packaging requirements<text:tab/>18</text:p>
          <text:p text:style-name="P25"><text:s/>3.18 Precedence and criticality of requirements<text:tab/>18</text:p>
          <text:p text:style-name="P23"><text:s/>4 Qualification Provisions<text:tab/>19</text:p>
          <text:p text:style-name="P23"><text:soft-page-break/><text:s/>5 Requirements traceability<text:tab/>20</text:p>
          <text:p text:style-name="P23"><text:s/>6 Notes<text:tab/>21</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8">List of Tables</text:p>
          </text:index-title>
          <text:p text:style-name="P20">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20">Figure 1: Intersection Overview<text:tab/>5</text:p>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33">Requirement 3.1.1.1.1 : Boot-Up State<text:tab/>9</text:p>
          <text:p text:style-name="P33">Requirement 3.1.1.2.1 : Operating State <text:tab/>10</text:p>
          <text:p text:style-name="P33">Requirement 3.1.1.3.1 : Shutdown State<text:tab/>10</text:p>
          <text:p text:style-name="P33">Requirement 3.1.2.1.1 : Normal Mode<text:tab/>11</text:p>
          <text:p text:style-name="P33">Requirement 3.1.2.2.1 : Emergency Mode<text:tab/>11</text:p>
          <text:p text:style-name="P33">Requirement 3.1.2.3.1 : Shutdown State<text:tab/>12</text:p>
          <text:p text:style-name="P33">Requirement 3.2.1.1 : Alarm Siren <text:tab/>13</text:p>
          <text:p text:style-name="P33">Requirement 3.2.1.2 : Light Controllers <text:tab/>13</text:p>
          <text:p text:style-name="P33">Requirement 3.2.1.3 : Outdoor Light Sensor<text:tab/>14</text:p>
          <text:p text:style-name="P33">Requirement 3.2.1.4 : Indoor Temperature Sensor<text:tab/>14</text:p>
          <text:p text:style-name="P33">Requirement 3.2.1.5 : Outdoor Temperature Sensor<text:tab/>14</text:p>
          <text:p text:style-name="P33">Requirement 3.5.1 : Vacation Schedule Database<text:tab/>15</text:p>
          <text:p text:style-name="P33">Requirement 3.5.2 : Work Schedule Database<text:tab/>15</text:p>
          <text:p text:style-name="P33">Requirement 3.6.1 : Day Light Savings Time<text:tab/>16</text:p>
          <text:p text:style-name="P33">Requirement 3.6.2 : Light Controllers <text:tab/>16</text:p>
        </text:index-body>
      </text:illustration-index>
      <text:p text:style-name="P6"/>
      <text:h text:style-name="P26"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sequence-ref text:reference-format="category-and-value" text:ref-name="refFigure0">Figure 1</text:sequence-ref> Is a basic overview of the quality of life system (DCD-C??).</text:p>
      <text:p text:style-name="Text_20_body"><draw:frame draw:style-name="fr1" draw:name="Intersection Overview" text:anchor-type="paragraph" svg:width="2.8201in" svg:height="2.25in" draw:z-index="0"><draw:image xlink:href="../../CSC305-505_Templates/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text:soft-page-break/>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17">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16">Requirement Sub.Section-#: Requirement Name or Title </text:p>
            </table:table-cell>
            <table:covered-table-cell/>
          </table:table-row>
        </table:table-header-rows>
        <table:table-row table:style-name="Table8.2">
          <table:table-cell table:style-name="Table8.A2" office:value-type="string">
            <text:p text:style-name="P12">Synopsis:</text:p>
          </table:table-cell>
          <table:table-cell table:style-name="Table8.B2" office:value-type="string">
            <text:p text:style-name="P12">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2">Specifics:</text:p>
          </table:table-cell>
          <table:table-cell table:style-name="Table8.B2" office:value-type="string">
            <text:p text:style-name="P12">Specialized information regarding this requirement for the specified application.</text:p>
            <text:list xml:id="list37270878" text:style-name="L1">
              <text:list-item>
                <text:p text:style-name="P36">Parameters that are To Be Determined are listed as <text:span text:style-name="T6">__TBD__</text:span>.</text:p>
              </text:list-item>
              <text:list-item>
                <text:p text:style-name="P36">List all “sub-requirements” in lettered list so that their numbers are Rqt 1.2.3.4-1.A, Rqt 1.2.3.4-1.B and so forth</text:p>
              </text:list-item>
            </text:list>
          </table:table-cell>
        </table:table-row>
        <table:table-row>
          <table:table-cell table:style-name="Table8.A2" office:value-type="string">
            <text:p text:style-name="P12">Acceptance:</text:p>
          </table:table-cell>
          <table:table-cell table:style-name="Table8.B2" office:value-type="string">
            <text:p text:style-name="P12">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2"/>
            <text:list xml:id="list37284776" text:style-name="L2">
              <text:list-item>
                <text:p text:style-name="P41">Inspection – the requirement will be accepted based upon results of the inspection and review of the system or documentation</text:p>
              </text:list-item>
            </text:list>
            <text:p text:style-name="P15"/>
            <text:list xml:id="list38529368" text:continue-numbering="true" text:style-name="L2">
              <text:list-item>
                <text:p text:style-name="P41">Demonstration – the requirement will be accepted based upon operational demonstration of the capability with no prejudice towards the performance of the capability<text:span text:style-name="T3">.</text:span></text:p>
                <text:p text:style-name="P41"/>
              </text:list-item>
              <text:list-item>
                <text:p text:style-name="P41">Testing – the requirement will be accepted by running the system to collect data and the resultant analysis of the data to verify the performance.</text:p>
                <text:p text:style-name="P41"/>
              </text:list-item>
              <text:list-item>
                <text:p text:style-name="P41">Analysis – <text:span text:style-name="T5">The processing of accumulated data obtained from other qualification methods. Examples are reduction, interpolation, or extrapolation of test results.</text:span></text:p>
                <text:p text:style-name="P42"/>
              </text:list-item>
              <text:list-item>
                <text:p text:style-name="P41"><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2">Status:</text:p>
          </table:table-cell>
          <table:table-cell table:style-name="Table8.B2" office:value-type="string">
            <text:p text:style-name="P12">Active or In-Active. Active requirements are to be met by the system for the specified use and shall be subject to the acceptance criteria. In-Active requirements shall not be subject to the acceptance criteria.</text:p>
            <text:p text:style-name="P12"/>
            <text:p text:style-name="P12">In-Active requirements are shown in <text:span text:style-name="T4">gray regions</text:span>.</text:p>
          </table:table-cell>
        </table:table-row>
        <table:table-row>
          <table:table-cell table:style-name="Table8.A2" office:value-type="string">
            <text:p text:style-name="P12">Notes:</text:p>
          </table:table-cell>
          <table:table-cell table:style-name="Table8.B2" office:value-type="string">
            <text:p text:style-name="P12">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4">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26" text:outline-level="1">Requirements</text:h>
      <text:h text:style-name="Heading_20_2" text:outline-level="2">Required states and modes</text:h>
      <text:p text:style-name="P19">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p text:style-name="Text_20_body">The system shall have three states of operation: boot-up, normal and shut-down.</text:p>
      <text:h text:style-name="Heading_20_4" text:outline-level="4">Boot-Up State</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9">Requirement </text:span><text:sequence text:ref-name="refRequirement0" text:name="Requirement" text:formula="ooow:Requirement+1" style:num-format="1">3.1.1.1.1</text:sequence> <text:span text:style-name="T9">: Boot-Up State</text:span></text:p>
            </table:table-cell>
            <table:covered-table-cell/>
          </table:table-row>
        </table:table-header-rows>
        <table:table-row table:style-name="Table6.2">
          <table:table-cell table:style-name="Table6.A2" office:value-type="string">
            <text:p text:style-name="P9">Synopsis:</text:p>
          </table:table-cell>
          <table:table-cell table:style-name="Table6.B2" office:value-type="string">
            <text:p text:style-name="P13">The system shall provide a boot-up state in which the system prepares for operation. </text:p>
          </table:table-cell>
        </table:table-row>
        <table:table-row>
          <table:table-cell table:style-name="Table6.A2" office:value-type="string">
            <text:p text:style-name="P9">Specifics:</text:p>
          </table:table-cell>
          <table:table-cell table:style-name="Table6.B2" office:value-type="string">
            <text:list xml:id="list37285401" text:style-name="L3">
              <text:list-item>
                <text:p text:style-name="P27">The system shall provide a boot-up state in which the system prepares for operation. </text:p>
              </text:list-item>
            </text:list>
          </table:table-cell>
        </table:table-row>
        <table:table-row>
          <table:table-cell table:style-name="Table6.A2" office:value-type="string">
            <text:p text:style-name="P9">Acceptance:</text:p>
          </table:table-cell>
          <table:table-cell table:style-name="Table6.B2" office:value-type="string">
            <text:p text:style-name="P11">This requirement shall be verified by inspection.</text:p>
          </table:table-cell>
        </table:table-row>
        <table:table-row>
          <table:table-cell table:style-name="Table6.A2" office:value-type="string">
            <text:p text:style-name="P9">Status:</text:p>
          </table:table-cell>
          <table:table-cell table:style-name="Table6.B2" office:value-type="string">
            <text:p text:style-name="P9">Active</text:p>
          </table:table-cell>
        </table:table-row>
        <table:table-row>
          <table:table-cell table:style-name="Table6.A2" office:value-type="string">
            <text:p text:style-name="P9">Notes:</text:p>
          </table:table-cell>
          <table:table-cell table:style-name="Table6.B2" office:value-type="string">
            <text:p text:style-name="P9">N/A</text:p>
          </table:table-cell>
        </table:table-row>
      </table:table>
      <text:p text:style-name="Standard"/>
      <text:h text:style-name="Heading_20_4" text:outline-level="4"><text:soft-page-break/>Operating State</text:h>
      <table:table table:name="Table7" table:style-name="Table7">
        <table:table-column table:style-name="Table7.A"/>
        <table:table-column table:style-name="Table7.B"/>
        <table:table-header-rows>
          <table:table-row>
            <table:table-cell table:style-name="Table7.A1" table:number-columns-spanned="2" office:value-type="string">
              <text:p text:style-name="Requirement"><text:span text:style-name="T9">Requirement </text:span><text:sequence text:ref-name="refRequirement1" text:name="Requirement" text:formula="ooow:Requirement+1" style:num-format="1">3.1.1.2.1</text:sequence> <text:span text:style-name="T9">: Operating State </text:span></text:p>
            </table:table-cell>
            <table:covered-table-cell/>
          </table:table-row>
        </table:table-header-rows>
        <table:table-row table:style-name="Table7.2">
          <table:table-cell table:style-name="Table7.A2" office:value-type="string">
            <text:p text:style-name="P9">Synopsis:</text:p>
          </table:table-cell>
          <table:table-cell table:style-name="Table7.B2" office:value-type="string">
            <text:p text:style-name="P13"><text:span text:style-name="T7">The system shall provide an operating state in which the system operates normally.</text:span> <text:s/></text:p>
          </table:table-cell>
        </table:table-row>
        <table:table-row>
          <table:table-cell table:style-name="Table7.A2" office:value-type="string">
            <text:p text:style-name="P9">Specifics:</text:p>
          </table:table-cell>
          <table:table-cell table:style-name="Table7.B2" office:value-type="string">
            <text:list xml:id="list37253840" text:style-name="L4">
              <text:list-item>
                <text:p text:style-name="P28"><text:span text:style-name="T7">The system shall provide </text:span><text:span text:style-name="T8">an operating</text:span><text:span text:style-name="T7"> state in which the system operates normally.</text:span> <text:s/></text:p>
              </text:list-item>
            </text:list>
          </table:table-cell>
        </table:table-row>
        <table:table-row>
          <table:table-cell table:style-name="Table7.A2" office:value-type="string">
            <text:p text:style-name="P9">Acceptance:</text:p>
          </table:table-cell>
          <table:table-cell table:style-name="Table7.B2" office:value-type="string">
            <text:p text:style-name="P11">This requirement shall be verified by inspection.</text:p>
          </table:table-cell>
        </table:table-row>
        <table:table-row>
          <table:table-cell table:style-name="Table7.A2" office:value-type="string">
            <text:p text:style-name="P9">Status:</text:p>
          </table:table-cell>
          <table:table-cell table:style-name="Table7.B2" office:value-type="string">
            <text:p text:style-name="P9">Active</text:p>
          </table:table-cell>
        </table:table-row>
        <table:table-row>
          <table:table-cell table:style-name="Table7.A2" office:value-type="string">
            <text:p text:style-name="P9">Notes:</text:p>
          </table:table-cell>
          <table:table-cell table:style-name="Table7.B2" office:value-type="string">
            <text:p text:style-name="P9">N/A</text:p>
          </table:table-cell>
        </table:table-row>
      </table:table>
      <text:p text:style-name="Standard"/>
      <text:h text:style-name="Heading_20_4" text:outline-level="4">Boot-Up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9">Requirement </text:span><text:sequence text:ref-name="refRequirement2" text:name="Requirement" text:formula="ooow:Requirement+1" style:num-format="1">3.1.1.3.1</text:sequence> <text:span text:style-name="T9">: Shutdown State</text:span></text:p>
            </table:table-cell>
            <table:covered-table-cell/>
          </table:table-row>
        </table:table-header-rows>
        <table:table-row table:style-name="Table9.2">
          <table:table-cell table:style-name="Table9.A2" office:value-type="string">
            <text:p text:style-name="P8">Synopsis:</text:p>
          </table:table-cell>
          <table:table-cell table:style-name="Table9.B2" office:value-type="string">
            <text:p text:style-name="P7"><text:span text:style-name="T7">The system shall provide a shutdown state in which the system ceases operations.</text:span> <text:s/></text:p>
          </table:table-cell>
        </table:table-row>
        <table:table-row>
          <table:table-cell table:style-name="Table9.A2" office:value-type="string">
            <text:p text:style-name="P8">Specifics:</text:p>
          </table:table-cell>
          <table:table-cell table:style-name="Table9.B2" office:value-type="string">
            <text:list xml:id="list37260494" text:style-name="L5">
              <text:list-item>
                <text:p text:style-name="P29">The system shall provide a shutdown state in which the system ceases operations.</text:p>
              </text:list-item>
            </text:list>
          </table:table-cell>
        </table:table-row>
        <table:table-row>
          <table:table-cell table:style-name="Table9.A2" office:value-type="string">
            <text:p text:style-name="P8">Acceptance:</text:p>
          </table:table-cell>
          <table:table-cell table:style-name="Table9.B2" office:value-type="string">
            <text:p text:style-name="P10">This requirement shall be verified by inspection.</text:p>
          </table:table-cell>
        </table:table-row>
        <table:table-row>
          <table:table-cell table:style-name="Table9.A2" office:value-type="string">
            <text:p text:style-name="P8">Status:</text:p>
          </table:table-cell>
          <table:table-cell table:style-name="Table9.B2" office:value-type="string">
            <text:p text:style-name="P8">Active</text:p>
          </table:table-cell>
        </table:table-row>
        <table:table-row>
          <table:table-cell table:style-name="Table9.A2" office:value-type="string">
            <text:p text:style-name="P8">Notes:</text:p>
          </table:table-cell>
          <table:table-cell table:style-name="Table9.B2" office:value-type="string">
            <text:p text:style-name="P8">N/A</text:p>
          </table:table-cell>
        </table:table-row>
      </table:table>
      <text:h text:style-name="Heading_20_3" text:outline-level="3">System Modes</text:h>
      <text:p text:style-name="Text_20_body">The system shall have two modes of operation: boot-up, normal and emergency.</text:p>
      <text:h text:style-name="Heading_20_4" text:outline-level="4"><text:soft-page-break/>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9">Requirement </text:span><text:sequence text:ref-name="refRequirement3" text:name="Requirement" text:formula="ooow:Requirement+1" style:num-format="1">3.1.2.1.1</text:sequence> <text:span text:style-name="T9">: Normal Mode</text:span></text:p>
            </table:table-cell>
            <table:covered-table-cell/>
          </table:table-row>
        </table:table-header-rows>
        <table:table-row table:style-name="Table10.2">
          <table:table-cell table:style-name="Table10.A2" office:value-type="string">
            <text:p text:style-name="P9">Synopsis:</text:p>
          </table:table-cell>
          <table:table-cell table:style-name="Table10.B2" office:value-type="string">
            <text:p text:style-name="P13">The system shall provide a normal mode in which the system operates normally. </text:p>
          </table:table-cell>
        </table:table-row>
        <table:table-row>
          <table:table-cell table:style-name="Table10.A2" office:value-type="string">
            <text:p text:style-name="P9">Specifics:</text:p>
          </table:table-cell>
          <table:table-cell table:style-name="Table10.B2" office:value-type="string">
            <text:list xml:id="list38525126" text:continue-list="list37285401" text:style-name="L3">
              <text:list-item text:start-value="1">
                <text:p text:style-name="P31">The system shall provide a normal mode in which the system operates normally.</text:p>
              </text:list-item>
              <text:list-item>
                <text:p text:style-name="P31">The normal mode shall exist only in the operating state.</text:p>
              </text:list-item>
            </text:list>
          </table:table-cell>
        </table:table-row>
        <table:table-row>
          <table:table-cell table:style-name="Table10.A2" office:value-type="string">
            <text:p text:style-name="P9">Acceptance:</text:p>
          </table:table-cell>
          <table:table-cell table:style-name="Table10.B2" office:value-type="string">
            <text:p text:style-name="P11">This requirement shall be verified by inspection.</text:p>
          </table:table-cell>
        </table:table-row>
        <table:table-row>
          <table:table-cell table:style-name="Table10.A2" office:value-type="string">
            <text:p text:style-name="P9">Status:</text:p>
          </table:table-cell>
          <table:table-cell table:style-name="Table10.B2" office:value-type="string">
            <text:p text:style-name="P9">Active</text:p>
          </table:table-cell>
        </table:table-row>
        <table:table-row>
          <table:table-cell table:style-name="Table10.A2" office:value-type="string">
            <text:p text:style-name="P9">Notes:</text:p>
          </table:table-cell>
          <table:table-cell table:style-name="Table10.B2" office:value-type="string">
            <text:p text:style-name="P9">N/A</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9">Requirement </text:span><text:sequence text:ref-name="refRequirement4" text:name="Requirement" text:formula="ooow:Requirement+1" style:num-format="1">3.1.2.2.1</text:sequence> <text:span text:style-name="T9">: Emergency Mode</text:span></text:p>
            </table:table-cell>
            <table:covered-table-cell/>
          </table:table-row>
        </table:table-header-rows>
        <table:table-row table:style-name="Table11.2">
          <table:table-cell table:style-name="Table11.A2" office:value-type="string">
            <text:p text:style-name="P9">Synopsis:</text:p>
          </table:table-cell>
          <table:table-cell table:style-name="Table11.B2" office:value-type="string">
            <text:p text:style-name="P13"><text:span text:style-name="T7">The system shall provide an emergency mode in which the system allows emergency vehicles priority passage.</text:span> <text:s/></text:p>
          </table:table-cell>
        </table:table-row>
        <table:table-row>
          <table:table-cell table:style-name="Table11.A2" office:value-type="string">
            <text:p text:style-name="P9">Specifics:</text:p>
          </table:table-cell>
          <table:table-cell table:style-name="Table11.B2" office:value-type="string">
            <text:list xml:id="list37265892" text:style-name="L6">
              <text:list-item>
                <text:p text:style-name="P32"><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1.A2" office:value-type="string">
            <text:p text:style-name="P9">Acceptance:</text:p>
          </table:table-cell>
          <table:table-cell table:style-name="Table11.B2" office:value-type="string">
            <text:p text:style-name="P11">This requirement shall be verified by inspection.</text:p>
          </table:table-cell>
        </table:table-row>
        <table:table-row>
          <table:table-cell table:style-name="Table11.A2" office:value-type="string">
            <text:p text:style-name="P9">Status:</text:p>
          </table:table-cell>
          <table:table-cell table:style-name="Table11.B2" office:value-type="string">
            <text:p text:style-name="P9">Active</text:p>
          </table:table-cell>
        </table:table-row>
        <table:table-row>
          <table:table-cell table:style-name="Table11.A2" office:value-type="string">
            <text:p text:style-name="P9">Notes:</text:p>
          </table:table-cell>
          <table:table-cell table:style-name="Table11.B2" office:value-type="string">
            <text:p text:style-name="P9">N/A</text:p>
          </table:table-cell>
        </table:table-row>
      </table:table>
      <text:p text:style-name="Standard"/>
      <text:h text:style-name="Heading_20_4" text:outline-level="4"><text:soft-page-break/>Boot-Up Stat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9">Requirement </text:span><text:sequence text:ref-name="refRequirement5" text:name="Requirement" text:formula="ooow:Requirement+1" style:num-format="1">3.1.2.3.1</text:sequence> <text:span text:style-name="T9">: Shutdown State</text:span></text:p>
            </table:table-cell>
            <table:covered-table-cell/>
          </table:table-row>
        </table:table-header-rows>
        <table:table-row table:style-name="Table12.2">
          <table:table-cell table:style-name="Table12.A2" office:value-type="string">
            <text:p text:style-name="P8">Synopsis:</text:p>
          </table:table-cell>
          <table:table-cell table:style-name="Table12.B2" office:value-type="string">
            <text:p text:style-name="P7"><text:span text:style-name="T7">The system shall provide a shutdown state in which the system ceases operations.</text:span> <text:s/></text:p>
          </table:table-cell>
        </table:table-row>
        <table:table-row>
          <table:table-cell table:style-name="Table12.A2" office:value-type="string">
            <text:p text:style-name="P8">Specifics:</text:p>
          </table:table-cell>
          <table:table-cell table:style-name="Table12.B2" office:value-type="string">
            <text:list xml:id="list37283623" text:style-name="L7">
              <text:list-item>
                <text:p text:style-name="P30">The system shall provide a shutdown state in which the system ceases operations.</text:p>
              </text:list-item>
            </text:list>
          </table:table-cell>
        </table:table-row>
        <table:table-row>
          <table:table-cell table:style-name="Table12.A2" office:value-type="string">
            <text:p text:style-name="P8">Acceptance:</text:p>
          </table:table-cell>
          <table:table-cell table:style-name="Table12.B2" office:value-type="string">
            <text:p text:style-name="P10">This requirement shall be verified by inspection.</text:p>
          </table:table-cell>
        </table:table-row>
        <table:table-row>
          <table:table-cell table:style-name="Table12.A2" office:value-type="string">
            <text:p text:style-name="P8">Status:</text:p>
          </table:table-cell>
          <table:table-cell table:style-name="Table12.B2" office:value-type="string">
            <text:p text:style-name="P8">Active</text:p>
          </table:table-cell>
        </table:table-row>
        <table:table-row>
          <table:table-cell table:style-name="Table12.A2" office:value-type="string">
            <text:p text:style-name="P8">Notes:</text:p>
          </table:table-cell>
          <table:table-cell table:style-name="Table12.B2" office:value-type="string">
            <text:p text:style-name="P8">N/A</text:p>
          </table:table-cell>
        </table:table-row>
      </table:table>
      <text:h text:style-name="Heading_20_2" text:outline-level="2" text:is-list-header="true"/>
      <text:h text:style-name="Heading_20_2" text:outline-level="2">System external interface requirements</text:h>
      <text:p text:style-name="Text_20_body"/>
      <text:p text:style-name="Text_20_body">Interface identification and diagrams</text:p>
      <text:p text:style-name="Text_20_body"/>
      <text:h text:style-name="Heading_20_3" text:outline-level="3">(Project-unique identifier or interface)</text:h>
      <text:p text:style-name="Text_20_body"/>
      <text:p text:style-name="Text_20_body"/>
      <text:p text:style-name="Text_20_body"/>
      <text:p text:style-name="Text_20_body"/>
      <table:table table:name="Table19" table:style-name="Table19">
        <table:table-column table:style-name="Table19.A"/>
        <table:table-column table:style-name="Table19.B"/>
        <table:table-header-rows>
          <text:soft-page-break/>
          <table:table-row>
            <table:table-cell table:style-name="Table19.A1" table:number-columns-spanned="2" office:value-type="string">
              <text:p text:style-name="Requirement"><text:span text:style-name="T9">Requirement </text:span><text:sequence text:ref-name="refRequirement6" text:name="Requirement" text:formula="ooow:Requirement+1" style:num-format="1">3.2.1.1</text:sequence> <text:span text:style-name="T9">: Alarm Siren </text:span></text:p>
              <text:p text:style-name="P21"/>
            </table:table-cell>
            <table:covered-table-cell/>
          </table:table-row>
        </table:table-header-rows>
        <table:table-row table:style-name="Table19.2">
          <table:table-cell table:style-name="Table19.A2" office:value-type="string">
            <text:p text:style-name="P9">Synopsis:</text:p>
          </table:table-cell>
          <table:table-cell table:style-name="Table19.B2" office:value-type="string">
            <text:p text:style-name="P38">The system shall provide an alarm to notify the user when they have scheduled tasks or when to wake up. <text:s/></text:p>
          </table:table-cell>
        </table:table-row>
        <table:table-row>
          <table:table-cell table:style-name="Table19.A2" office:value-type="string">
            <text:p text:style-name="P9">Specifics:</text:p>
          </table:table-cell>
          <table:table-cell table:style-name="Table19.B2" office:value-type="string">
            <text:list xml:id="list38539787" text:continue-list="list37265892" text:style-name="L6">
              <text:list-item>
                <text:p text:style-name="P32"><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9.A2" office:value-type="string">
            <text:p text:style-name="P9">Acceptance:</text:p>
          </table:table-cell>
          <table:table-cell table:style-name="Table19.B2" office:value-type="string">
            <text:p text:style-name="P11">This requirement shall be verified by inspection.</text:p>
          </table:table-cell>
        </table:table-row>
        <table:table-row>
          <table:table-cell table:style-name="Table19.A2" office:value-type="string">
            <text:p text:style-name="P9">Status:</text:p>
          </table:table-cell>
          <table:table-cell table:style-name="Table19.B2" office:value-type="string">
            <text:p text:style-name="P9">Active</text:p>
          </table:table-cell>
        </table:table-row>
        <table:table-row>
          <table:table-cell table:style-name="Table19.A2" office:value-type="string">
            <text:p text:style-name="P9">Notes:</text:p>
          </table:table-cell>
          <table:table-cell table:style-name="Table19.B2" office:value-type="string">
            <text:p text:style-name="P9">N/A</text:p>
          </table:table-cell>
        </table:table-row>
        <table:table-row>
          <table:table-cell table:style-name="Table19.A2" office:value-type="string">
            <text:p text:style-name="P9">Source:</text:p>
          </table:table-cell>
          <table:table-cell table:style-name="Table19.B2" office:value-type="string">
            <text:p text:style-name="P9">Andrew Poirier </text:p>
          </table:table-cell>
        </table:table-row>
      </table:table>
      <text:p text:style-name="Standard"/>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9">Requirement </text:span><text:sequence text:ref-name="refRequirement7" text:name="Requirement" text:formula="ooow:Requirement+1" style:num-format="1">3.2.1.2</text:sequence> <text:span text:style-name="T9">: Light Controllers </text:span></text:p>
            </table:table-cell>
            <table:covered-table-cell/>
          </table:table-row>
        </table:table-header-rows>
        <table:table-row table:style-name="Table16.2">
          <table:table-cell table:style-name="Table16.A2" office:value-type="string">
            <text:p text:style-name="P8">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8">Specifics:</text:p>
          </table:table-cell>
          <table:table-cell table:style-name="Table16.B2" office:value-type="string">
            <text:list xml:id="list38517177" text:continue-list="list37283623" text:style-name="L7">
              <text:list-header>
                <text:p text:style-name="P30">A. The system shall have electronic light controllers to control the electricity to the lighting devices when requested by the system. <text:s/></text:p>
              </text:list-header>
            </text:list>
          </table:table-cell>
        </table:table-row>
        <table:table-row>
          <table:table-cell table:style-name="Table16.A2" office:value-type="string">
            <text:p text:style-name="P8">Acceptance:</text:p>
          </table:table-cell>
          <table:table-cell table:style-name="Table16.B2" office:value-type="string">
            <text:p text:style-name="P10">This requirement shall be verified by inspection.</text:p>
          </table:table-cell>
        </table:table-row>
        <table:table-row>
          <table:table-cell table:style-name="Table16.A2" office:value-type="string">
            <text:p text:style-name="P8">Status:</text:p>
          </table:table-cell>
          <table:table-cell table:style-name="Table16.B2" office:value-type="string">
            <text:p text:style-name="P8">Active</text:p>
          </table:table-cell>
        </table:table-row>
        <table:table-row>
          <table:table-cell table:style-name="Table16.A2" office:value-type="string">
            <text:p text:style-name="P8">Notes:</text:p>
          </table:table-cell>
          <table:table-cell table:style-name="Table16.B2" office:value-type="string">
            <text:p text:style-name="P8">This is used to turn the lights on or off. <text:s/></text:p>
          </table:table-cell>
        </table:table-row>
        <table:table-row>
          <table:table-cell table:style-name="Table16.A2" office:value-type="string">
            <text:p text:style-name="P8">Source: </text:p>
          </table:table-cell>
          <table:table-cell table:style-name="Table16.B2" office:value-type="string">
            <text:p text:style-name="P8">Andrew Poirier </text:p>
          </table:table-cell>
        </table:table-row>
      </table:table>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9">Requirement </text:span><text:sequence text:ref-name="refRequirement8" text:name="Requirement" text:formula="ooow:Requirement+1" style:num-format="1">3.2.1.3</text:sequence> <text:span text:style-name="T9">: Outdoor Light Sensor</text:span></text:p>
            </table:table-cell>
            <table:covered-table-cell/>
          </table:table-row>
        </table:table-header-rows>
        <table:table-row table:style-name="Table15.2">
          <table:table-cell table:style-name="Table15.A2" office:value-type="string">
            <text:p text:style-name="P8">Synopsis:</text:p>
          </table:table-cell>
          <table:table-cell table:style-name="Table15.B2" office:value-type="string">
            <text:p text:style-name="P37">The system shall provide an outdoor light sensor to determine if the sun is our or if it is night time. <text:s/></text:p>
          </table:table-cell>
        </table:table-row>
        <table:table-row>
          <table:table-cell table:style-name="Table15.A2" office:value-type="string">
            <text:p text:style-name="P8">Specifics:</text:p>
          </table:table-cell>
          <table:table-cell table:style-name="Table15.B2" office:value-type="string">
            <text:list xml:id="list38521720" text:continue-numbering="true" text:style-name="L7">
              <text:list-item>
                <text:p text:style-name="P30">The system shall provide an outdoor light sensor to determine the amount of light that is outside. <text:s/></text:p>
              </text:list-item>
            </text:list>
          </table:table-cell>
        </table:table-row>
        <table:table-row>
          <table:table-cell table:style-name="Table15.A2" office:value-type="string">
            <text:p text:style-name="P8">Acceptance:</text:p>
          </table:table-cell>
          <table:table-cell table:style-name="Table15.B2" office:value-type="string">
            <text:p text:style-name="P10">This requirement shall be verified by inspection.</text:p>
          </table:table-cell>
        </table:table-row>
        <table:table-row>
          <table:table-cell table:style-name="Table15.A2" office:value-type="string">
            <text:p text:style-name="P8">Status:</text:p>
          </table:table-cell>
          <table:table-cell table:style-name="Table15.B2" office:value-type="string">
            <text:p text:style-name="P8">Active</text:p>
          </table:table-cell>
        </table:table-row>
        <table:table-row>
          <table:table-cell table:style-name="Table15.A2" office:value-type="string">
            <text:p text:style-name="P8">Notes:</text:p>
          </table:table-cell>
          <table:table-cell table:style-name="Table15.B2" office:value-type="string">
            <text:p text:style-name="P8">This will be used to let the system know when to turn the “night time mode” lights on or off. <text:s/></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9">Requirement </text:span><text:sequence text:ref-name="refRequirement9" text:name="Requirement" text:formula="ooow:Requirement+1" style:num-format="1">3.2.1.4</text:sequence> <text:span text:style-name="T9">: Indoor Temperature Sensor</text:span></text:p>
            </table:table-cell>
            <table:covered-table-cell/>
          </table:table-row>
        </table:table-header-rows>
        <table:table-row table:style-name="Table14.2">
          <table:table-cell table:style-name="Table14.A2" office:value-type="string">
            <text:p text:style-name="P8">Synopsis:</text:p>
          </table:table-cell>
          <table:table-cell table:style-name="Table14.B2" office:value-type="string">
            <text:p text:style-name="P37">The system shall provide an indoor temperature sensor to determine the temperature of the house. <text:s/></text:p>
          </table:table-cell>
        </table:table-row>
        <table:table-row>
          <table:table-cell table:style-name="Table14.A2" office:value-type="string">
            <text:p text:style-name="P8">Specifics:</text:p>
          </table:table-cell>
          <table:table-cell table:style-name="Table14.B2" office:value-type="string">
            <text:list xml:id="list38515488" text:continue-numbering="true" text:style-name="L7">
              <text:list-item>
                <text:p text:style-name="P30">The system will have temperature sensors in each room to zone the house properly based on what user is in each room </text:p>
              </text:list-item>
            </text:list>
          </table:table-cell>
        </table:table-row>
        <table:table-row>
          <table:table-cell table:style-name="Table14.A2" office:value-type="string">
            <text:p text:style-name="P8">Acceptance:</text:p>
          </table:table-cell>
          <table:table-cell table:style-name="Table14.B2" office:value-type="string">
            <text:p text:style-name="P10">This requirement shall be verified by inspection.</text:p>
          </table:table-cell>
        </table:table-row>
        <table:table-row>
          <table:table-cell table:style-name="Table14.A2" office:value-type="string">
            <text:p text:style-name="P8">Status:</text:p>
          </table:table-cell>
          <table:table-cell table:style-name="Table14.B2" office:value-type="string">
            <text:p text:style-name="P8">Active</text:p>
          </table:table-cell>
        </table:table-row>
        <table:table-row>
          <table:table-cell table:style-name="Table14.A2" office:value-type="string">
            <text:p text:style-name="P8">Notes:</text:p>
          </table:table-cell>
          <table:table-cell table:style-name="Table14.B2" office:value-type="string">
            <text:p text:style-name="P8">To zone each room based on what user is in it. <text:s/></text:p>
          </table:table-cell>
        </table:table-row>
      </table:table>
      <text:p text:style-name="Standard"/>
      <table:table table:name="Table13" table:style-name="Table13">
        <table:table-column table:style-name="Table13.A"/>
        <table:table-column table:style-name="Table13.B"/>
        <table:table-header-rows>
          <table:table-row>
            <table:table-cell table:style-name="Table13.A1" table:number-columns-spanned="2" office:value-type="string">
              <text:p text:style-name="Requirement"><text:span text:style-name="T9">Requirement </text:span><text:sequence text:ref-name="refRequirement10" text:name="Requirement" text:formula="ooow:Requirement+1" style:num-format="1">3.2.1.5</text:sequence> <text:span text:style-name="T9">: Outdoor Temperature Sensor</text:span></text:p>
            </table:table-cell>
            <table:covered-table-cell/>
          </table:table-row>
        </table:table-header-rows>
        <table:table-row table:style-name="Table13.2">
          <table:table-cell table:style-name="Table13.A2" office:value-type="string">
            <text:p text:style-name="P8">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8">Specifics:</text:p>
          </table:table-cell>
          <table:table-cell table:style-name="Table13.B2" office:value-type="string">
            <text:list xml:id="list38518768" text:continue-numbering="true" text:style-name="L7">
              <text:list-item>
                <text:p text:style-name="P30">The system shall provide a shutdown state in which the system ceases operations.</text:p>
              </text:list-item>
            </text:list>
          </table:table-cell>
        </table:table-row>
        <table:table-row>
          <table:table-cell table:style-name="Table13.A2" office:value-type="string">
            <text:p text:style-name="P8">Acceptance:</text:p>
          </table:table-cell>
          <table:table-cell table:style-name="Table13.B2" office:value-type="string">
            <text:p text:style-name="P10">This requirement shall be verified by inspection.</text:p>
          </table:table-cell>
        </table:table-row>
        <table:table-row>
          <table:table-cell table:style-name="Table13.A2" office:value-type="string">
            <text:p text:style-name="P8">Status:</text:p>
          </table:table-cell>
          <table:table-cell table:style-name="Table13.B2" office:value-type="string">
            <text:p text:style-name="P8">Active</text:p>
          </table:table-cell>
        </table:table-row>
        <table:table-row>
          <table:table-cell table:style-name="Table13.A2" office:value-type="string">
            <text:p text:style-name="P8">Notes:</text:p>
            <text:p text:style-name="P8"/>
          </table:table-cell>
          <table:table-cell table:style-name="Table13.B2" office:value-type="string">
            <text:p text:style-name="P8">N/A</text:p>
          </table:table-cell>
        </table:table-row>
      </table:table>
      <text:h text:style-name="Heading_20_2" text:outline-level="2"><text:soft-page-break/>System capability requirements</text:h>
      <text:p text:style-name="Text_20_body"/>
      <text:h text:style-name="Heading_20_3" text:outline-level="3">System capability</text:h>
      <text:p text:style-name="Text_20_body"/>
      <text:h text:style-name="Heading_20_2" text:outline-level="2">System internal interface requirements</text:h>
      <text:p text:style-name="Text_20_body"/>
      <text:h text:style-name="Heading_20_2" text:outline-level="2">System internal data requirements</text:h>
      <text:p text:style-name="Text_20_body"/>
      <table:table table:name="Table18" table:style-name="Table18">
        <table:table-column table:style-name="Table18.A"/>
        <table:table-column table:style-name="Table18.B"/>
        <table:table-header-rows>
          <table:table-row>
            <table:table-cell table:style-name="Table18.A1" table:number-columns-spanned="2" office:value-type="string">
              <text:p text:style-name="Requirement"><text:span text:style-name="T9">Requirement </text:span><text:sequence text:ref-name="refRequirement11" text:name="Requirement" text:formula="ooow:Requirement+1" style:num-format="1">3.5.1</text:sequence> <text:span text:style-name="T9">: Vacation Schedule Database</text:span></text:p>
            </table:table-cell>
            <table:covered-table-cell/>
          </table:table-row>
        </table:table-header-rows>
        <table:table-row table:style-name="Table18.2">
          <table:table-cell table:style-name="Table18.A2" office:value-type="string">
            <text:p text:style-name="P8">Synopsis:</text:p>
          </table:table-cell>
          <table:table-cell table:style-name="Table18.B2" office:value-type="string">
            <text:p text:style-name="P37">The system shall provide a database for all the users to determine if they are on vacation or not. <text:s/></text:p>
          </table:table-cell>
        </table:table-row>
        <table:table-row>
          <table:table-cell table:style-name="Table18.A2" office:value-type="string">
            <text:p text:style-name="P8">Specifics:</text:p>
          </table:table-cell>
          <table:table-cell table:style-name="Table18.B2" office:value-type="string">
            <text:list xml:id="list38518506" text:continue-numbering="true" text:style-name="L7">
              <text:list-item>
                <text:p text:style-name="P30">The system shall provide a database of when the home users are on vacation or if they are working. <text:s/></text:p>
              </text:list-item>
            </text:list>
          </table:table-cell>
        </table:table-row>
        <table:table-row>
          <table:table-cell table:style-name="Table18.A2" office:value-type="string">
            <text:p text:style-name="P8">Acceptance:</text:p>
          </table:table-cell>
          <table:table-cell table:style-name="Table18.B2" office:value-type="string">
            <text:p text:style-name="P10">This requirement shall be verified by inspection.</text:p>
          </table:table-cell>
        </table:table-row>
        <table:table-row>
          <table:table-cell table:style-name="Table18.A2" office:value-type="string">
            <text:p text:style-name="P8">Status:</text:p>
          </table:table-cell>
          <table:table-cell table:style-name="Table18.B2" office:value-type="string">
            <text:p text:style-name="P8">Active</text:p>
          </table:table-cell>
        </table:table-row>
        <table:table-row>
          <table:table-cell table:style-name="Table18.A2" office:value-type="string">
            <text:p text:style-name="P8">Notes:</text:p>
          </table:table-cell>
          <table:table-cell table:style-name="Table18.B2" office:value-type="string">
            <text:p text:style-name="P8">This is used to determine </text:p>
          </table:table-cell>
        </table:table-row>
      </table:table>
      <text:p text:style-name="Standard"/>
      <table:table table:name="Table17" table:style-name="Table17">
        <table:table-column table:style-name="Table17.A"/>
        <table:table-column table:style-name="Table17.B"/>
        <table:table-header-rows>
          <table:table-row>
            <table:table-cell table:style-name="Table17.A1" table:number-columns-spanned="2" office:value-type="string">
              <text:p text:style-name="Requirement"><text:span text:style-name="T9">Requirement </text:span><text:sequence text:ref-name="refRequirement12" text:name="Requirement" text:formula="ooow:Requirement+1" style:num-format="1">3.5.2</text:sequence> <text:span text:style-name="T9">: Work Schedule Database</text:span></text:p>
            </table:table-cell>
            <table:covered-table-cell/>
          </table:table-row>
        </table:table-header-rows>
        <table:table-row table:style-name="Table17.2">
          <table:table-cell table:style-name="Table17.A2" office:value-type="string">
            <text:p text:style-name="P8">Synopsis:</text:p>
          </table:table-cell>
          <table:table-cell table:style-name="Table17.B2" office:value-type="string">
            <text:p text:style-name="P37">The system shall provide a a database for the different work schedules of all of the home users </text:p>
          </table:table-cell>
        </table:table-row>
        <table:table-row>
          <table:table-cell table:style-name="Table17.A2" office:value-type="string">
            <text:p text:style-name="P8">Specifics:</text:p>
          </table:table-cell>
          <table:table-cell table:style-name="Table17.B2" office:value-type="string">
            <text:list xml:id="list38518729" text:continue-numbering="true" text:style-name="L7">
              <text:list-header>
                <text:p text:style-name="P30">A. The system shall provide a database for each user of the home to determine the “away” and “home” schedules of each user. <text:s/></text:p>
              </text:list-header>
            </text:list>
          </table:table-cell>
        </table:table-row>
        <table:table-row>
          <table:table-cell table:style-name="Table17.A2" office:value-type="string">
            <text:p text:style-name="P8">Acceptance:</text:p>
          </table:table-cell>
          <table:table-cell table:style-name="Table17.B2" office:value-type="string">
            <text:p text:style-name="P10">This requirement shall be verified by inspection.</text:p>
          </table:table-cell>
        </table:table-row>
        <table:table-row>
          <table:table-cell table:style-name="Table17.A2" office:value-type="string">
            <text:p text:style-name="P8">Status:</text:p>
          </table:table-cell>
          <table:table-cell table:style-name="Table17.B2" office:value-type="string">
            <text:p text:style-name="P8">Active</text:p>
          </table:table-cell>
        </table:table-row>
        <table:table-row>
          <table:table-cell table:style-name="Table17.A2" office:value-type="string">
            <text:p text:style-name="P8">Notes:</text:p>
          </table:table-cell>
          <table:table-cell table:style-name="Table17.B2" office:value-type="string">
            <text:p text:style-name="P8">This schedule will be used to determine if there is people in the house or not. <text:s/></text:p>
          </table:table-cell>
        </table:table-row>
      </table:table>
      <text:h text:style-name="Heading_20_2" text:outline-level="2"><text:soft-page-break/>Adaptation requirements</text:h>
      <text:p text:style-name="Text_20_body"/>
      <table:table table:name="Table20" table:style-name="Table20">
        <table:table-column table:style-name="Table20.A"/>
        <table:table-column table:style-name="Table20.B"/>
        <table:table-header-rows>
          <table:table-row>
            <table:table-cell table:style-name="Table20.A1" table:number-columns-spanned="2" office:value-type="string">
              <text:p text:style-name="Requirement"><text:span text:style-name="T9">Requirement </text:span><text:sequence text:ref-name="refRequirement13" text:name="Requirement" text:formula="ooow:Requirement+1" style:num-format="1">3.6.1</text:sequence> <text:span text:style-name="T9">: Day Light Savings Time</text:span></text:p>
            </table:table-cell>
            <table:covered-table-cell/>
          </table:table-row>
        </table:table-header-rows>
        <table:table-row table:style-name="Table20.2">
          <table:table-cell table:style-name="Table20.A2" office:value-type="string">
            <text:p text:style-name="P8">Synopsis:</text:p>
          </table:table-cell>
          <table:table-cell table:style-name="Table20.B2" office:value-type="string">
            <text:p text:style-name="P7">The system shall provide the correct time of day for the scheduling</text:p>
          </table:table-cell>
        </table:table-row>
        <table:table-row>
          <table:table-cell table:style-name="Table20.A2" office:value-type="string">
            <text:p text:style-name="P8">Specifics:</text:p>
          </table:table-cell>
          <table:table-cell table:style-name="Table20.B2" office:value-type="string">
            <text:list xml:id="list38517254" text:continue-numbering="true" text:style-name="L7">
              <text:list-header>
                <text:p text:style-name="P30">A. The system should work off of the correct time zone that it is </text:p>
              </text:list-header>
            </text:list>
          </table:table-cell>
        </table:table-row>
        <table:table-row>
          <table:table-cell table:style-name="Table20.A2" office:value-type="string">
            <text:p text:style-name="P8">Acceptance:</text:p>
          </table:table-cell>
          <table:table-cell table:style-name="Table20.B2" office:value-type="string">
            <text:p text:style-name="P10">This requirement shall be verified by inspection.</text:p>
          </table:table-cell>
        </table:table-row>
        <table:table-row>
          <table:table-cell table:style-name="Table20.A2" office:value-type="string">
            <text:p text:style-name="P8">Status:</text:p>
          </table:table-cell>
          <table:table-cell table:style-name="Table20.B2" office:value-type="string">
            <text:p text:style-name="P8">Active</text:p>
          </table:table-cell>
        </table:table-row>
        <table:table-row>
          <table:table-cell table:style-name="Table20.A2" office:value-type="string">
            <text:p text:style-name="P8">Notes:</text:p>
          </table:table-cell>
          <table:table-cell table:style-name="Table20.B2" office:value-type="string">
            <text:p text:style-name="P8">This is used to turn the lights on or off. <text:s/></text:p>
          </table:table-cell>
        </table:table-row>
        <table:table-row>
          <table:table-cell table:style-name="Table20.A2" office:value-type="string">
            <text:p text:style-name="P8">Source: </text:p>
          </table:table-cell>
          <table:table-cell table:style-name="Table20.B2" office:value-type="string">
            <text:p text:style-name="P8">Andrew Poirier </text:p>
          </table:table-cell>
        </table:table-row>
      </table:table>
      <text:p text:style-name="Text_20_body"/>
      <text:p text:style-name="Text_20_body"/>
      <table:table table:name="Table21" table:style-name="Table21">
        <table:table-column table:style-name="Table21.A"/>
        <table:table-column table:style-name="Table21.B"/>
        <table:table-header-rows>
          <table:table-row>
            <table:table-cell table:style-name="Table21.A1" table:number-columns-spanned="2" office:value-type="string">
              <text:p text:style-name="Requirement"><text:span text:style-name="T9">Requirement </text:span><text:sequence text:ref-name="refRequirement14" text:name="Requirement" text:formula="ooow:Requirement+1" style:num-format="1">3.6.2</text:sequence> <text:span text:style-name="T9">: Light Controllers </text:span></text:p>
            </table:table-cell>
            <table:covered-table-cell/>
          </table:table-row>
        </table:table-header-rows>
        <table:table-row table:style-name="Table21.2">
          <table:table-cell table:style-name="Table21.A2" office:value-type="string">
            <text:p text:style-name="P8">Synopsis:</text:p>
          </table:table-cell>
          <table:table-cell table:style-name="Table21.B2" office:value-type="string">
            <text:p text:style-name="P7">The system shall provide electronic light controllers to turn the lights on or off. <text:s/></text:p>
          </table:table-cell>
        </table:table-row>
        <table:table-row>
          <table:table-cell table:style-name="Table21.A2" office:value-type="string">
            <text:p text:style-name="P8">Specifics:</text:p>
          </table:table-cell>
          <table:table-cell table:style-name="Table21.B2" office:value-type="string">
            <text:list xml:id="list38515257" text:continue-numbering="true" text:style-name="L7">
              <text:list-header>
                <text:p text:style-name="P30">A. The system shall have electronic light controllers to control the electricity to the lighting devices when requested by the system. <text:s/></text:p>
              </text:list-header>
            </text:list>
          </table:table-cell>
        </table:table-row>
        <table:table-row>
          <table:table-cell table:style-name="Table21.A2" office:value-type="string">
            <text:p text:style-name="P8">Acceptance:</text:p>
          </table:table-cell>
          <table:table-cell table:style-name="Table21.B2" office:value-type="string">
            <text:p text:style-name="P10">This requirement shall be verified by inspection.</text:p>
          </table:table-cell>
        </table:table-row>
        <table:table-row>
          <table:table-cell table:style-name="Table21.A2" office:value-type="string">
            <text:p text:style-name="P8">Status:</text:p>
          </table:table-cell>
          <table:table-cell table:style-name="Table21.B2" office:value-type="string">
            <text:p text:style-name="P8">Active</text:p>
          </table:table-cell>
        </table:table-row>
        <table:table-row>
          <table:table-cell table:style-name="Table21.A2" office:value-type="string">
            <text:p text:style-name="P8">Notes:</text:p>
          </table:table-cell>
          <table:table-cell table:style-name="Table21.B2" office:value-type="string">
            <text:p text:style-name="P8">This is used to turn the lights on or off. <text:s/></text:p>
          </table:table-cell>
        </table:table-row>
        <table:table-row>
          <table:table-cell table:style-name="Table21.A2" office:value-type="string">
            <text:p text:style-name="P8">Source: </text:p>
          </table:table-cell>
          <table:table-cell table:style-name="Table21.B2" office:value-type="string">
            <text:p text:style-name="P8">Andrew Poirier </text:p>
          </table:table-cell>
        </table:table-row>
      </table:table>
      <text:p text:style-name="Text_20_body">Different age groups </text:p>
      <text:h text:style-name="Heading_20_2" text:outline-level="2">Safety requirements</text:h>
      <text:h text:style-name="Heading_20_3" text:outline-level="3">UL</text:h>
      <text:h text:style-name="Heading_20_2" text:outline-level="2">Security and privacy requirements</text:h>
      <text:p text:style-name="Text_20_body">Password Protected </text:p>
      <text:h text:style-name="Heading_20_2" text:outline-level="2"><text:soft-page-break/>System environment requirements</text:h>
      <text:p text:style-name="Text_20_body">Hot or cold </text:p>
      <text:h text:style-name="Heading_20_2" text:outline-level="2">Computer resource requirements</text:h>
      <text:p text:style-name="Text_20_body">Hard Drive size </text:p>
      <text:h text:style-name="Heading_20_3" text:outline-level="3">Computer hardware requirements</text:h>
      <text:p text:style-name="Text_20_body">Cd drive </text:p>
      <text:h text:style-name="Heading_20_3" text:outline-level="3">Computer hardware resource utilization</text:h>
      <text:p text:style-name="Text_20_body"/>
      <text:h text:style-name="Heading_20_3" text:outline-level="3">Computer software requirements</text:h>
      <text:p text:style-name="Text_20_body"/>
      <text:h text:style-name="Heading_20_3" text:outline-level="3">Computer communications requirements</text:h>
      <text:p text:style-name="Text_20_body"/>
      <text:h text:style-name="Heading_20_2" text:outline-level="2">System quality factors</text:h>
      <text:p text:style-name="Text_20_body"/>
      <text:h text:style-name="Heading_20_2" text:outline-level="2">Design and Construction constraints</text:h>
      <text:p text:style-name="Text_20_body"/>
      <text:h text:style-name="Heading_20_2" text:outline-level="2">Personnel-related requirements</text:h>
      <text:p text:style-name="Text_20_body"/>
      <text:h text:style-name="Heading_20_2" text:outline-level="2">Training-related requirements</text:h>
      <text:p text:style-name="Text_20_body">Voice training </text:p>
      <text:h text:style-name="Heading_20_2" text:outline-level="2">Logistics-related requirements</text:h>
      <text:p text:style-name="Text_20_body">CD package ships in a regular envelope. <text:s/></text:p>
      <text:h text:style-name="Heading_20_2" text:outline-level="2"><text:soft-page-break/>Other requirements</text:h>
      <text:p text:style-name="Text_20_body"/>
      <text:h text:style-name="Heading_20_2" text:outline-level="2">Packaging requirements</text:h>
      <text:p text:style-name="Text_20_body">Shiping crates → wood with bugs </text:p>
      <text:h text:style-name="Heading_20_2" text:outline-level="2">Precedence and criticality of requirements</text:h>
      <text:p text:style-name="Text_20_body"/>
      <text:h text:style-name="P26" text:outline-level="1">Qualification Provisions</text:h>
      <text:p text:style-name="Text_20_body"/>
      <text:h text:style-name="P26" text:outline-level="1">Requirements traceability</text:h>
      <text:p text:style-name="Text_20_body"/>
      <text:h text:style-name="P26"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Times New Roman" svg:font-family="'Times New Roman'"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3. November 2011</text:modification-date> <text:modification-time style:data-style-name="N40">18:40</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3. November 2011</text:modification-date> <text:modification-time style:data-style-name="N40">18:40</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1</text:page-number> of <text:page-count>21</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1</text:page-number> of <text:page-count>21</text:page-count></text:p>
              </table:table-cell>
            </table:table-row>
          </table:table-header-rows>
        </table:table>
        <text:p text:style-name="Footer"/>
      </style:footer-left>
    </style:master-page>
    <style:master-page style:name="First_20_Page" style:display-name="First Page" style:page-layout-name="Mpm2" style:next-style-name="Standard">
      <style:header>
        <text:p text:style-name="MP1">Draft saved at <text:modification-time style:data-style-name="N40">18:40</text:modification-time> on <text:modification-date style:data-style-name="N81">3.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1</text:page-number> of <text:page-count>21</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w Poirier</dc:creator>
    <dc:date>2011-11-03T18:40:19.42</dc:date>
    <meta:editing-cycles>48</meta:editing-cycles>
    <meta:editing-duration>P1DT15H15M14S</meta:editing-duration>
    <meta:document-statistic meta:table-count="22" meta:image-count="1" meta:object-count="0" meta:page-count="21" meta:paragraph-count="347" meta:word-count="2305" meta:character-count="15028"/>
    <meta:user-defined meta:name="Info 1"/>
    <meta:user-defined meta:name="Info 2"/>
    <meta:user-defined meta:name="Info 3"/>
    <meta:user-defined meta:name="Info 4"/>
  </office:meta>
</office:document-meta>
</file>